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11"/>
          <table:table-cell office:value-type="float" office:value="30">
            <text:p>3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11"/>
          <table:table-cell office:value-type="float" office:value="42">
            <text:p>4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11"/>
          <table:table-cell office:value-type="float" office:value="46">
            <text:p>46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number-columns-repeated="11"/>
          <table:table-cell office:value-type="float" office:value="52">
            <text:p>5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11"/>
          <table:table-cell office:value-type="float" office:value="54">
            <text:p>54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table:number-columns-repeated="11"/>
          <table:table-cell office:value-type="float" office:value="54">
            <text:p>54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table:number-columns-repeated="11"/>
          <table:table-cell office:value-type="float" office:value="56">
            <text:p>56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table:number-columns-repeated="10"/>
          <table:table-cell office:value-type="float" office:value="48">
            <text:p>48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table:number-columns-repeated="10"/>
          <table:table-cell office:value-type="float" office:value="43">
            <text:p>43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table:number-columns-repeated="10"/>
          <table:table-cell office:value-type="float" office:value="40">
            <text:p>4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number-columns-repeated="10"/>
          <table:table-cell office:value-type="float" office:value="36">
            <text:p>36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number-columns-repeated="10"/>
          <table:table-cell office:value-type="float" office:value="39">
            <text:p>39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table:number-columns-repeated="10"/>
          <table:table-cell office:value-type="float" office:value="41">
            <text:p>41</text:p>
          </table:table-cell>
          <table:table-cell table:number-columns-repeated="5"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table:number-columns-repeated="10"/>
          <table:table-cell office:value-type="float" office:value="38">
            <text:p>38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table:number-columns-repeated="10"/>
          <table:table-cell office:value-type="float" office:value="34">
            <text:p>34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number-columns-repeated="10"/>
          <table:table-cell office:value-type="float" office:value="13">
            <text:p>13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10"/>
          <table:table-cell office:value-type="float" office:value="14">
            <text:p>14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10"/>
          <table:table-cell office:value-type="float" office:value="19">
            <text:p>19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10"/>
          <table:table-cell office:value-type="float" office:value="19">
            <text:p>19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table:number-columns-repeated="10"/>
          <table:table-cell office:value-type="float" office:value="19">
            <text:p>19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10"/>
          <table:table-cell office:value-type="float" office:value="18">
            <text:p>18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table:number-columns-repeated="10"/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10"/>
          <table:table-cell office:value-type="float" office:value="23">
            <text:p>23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number-columns-repeated="10"/>
          <table:table-cell office:value-type="float" office:value="30">
            <text:p>30</text:p>
          </table:table-cell>
          <table:table-cell table:number-columns-repeated="5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table:number-columns-repeated="10"/>
          <table:table-cell office:value-type="float" office:value="32">
            <text:p>32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table:number-columns-repeated="10"/>
          <table:table-cell office:value-type="float" office:value="32">
            <text:p>32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table:number-columns-repeated="10"/>
          <table:table-cell office:value-type="float" office:value="33">
            <text:p>33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table:number-columns-repeated="10"/>
          <table:table-cell office:value-type="float" office:value="35">
            <text:p>35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number-columns-repeated="10"/>
          <table:table-cell office:value-type="float" office:value="35">
            <text:p>35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table:number-columns-repeated="10"/>
          <table:table-cell office:value-type="float" office:value="34">
            <text:p>34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table:number-columns-repeated="10"/>
          <table:table-cell office:value-type="float" office:value="34">
            <text:p>34</text:p>
          </table:table-cell>
          <table:table-cell table:number-columns-repeated="5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number-columns-repeated="10"/>
          <table:table-cell office:value-type="float" office:value="27">
            <text:p>27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10"/>
          <table:table-cell office:value-type="float" office:value="25">
            <text:p>25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10"/>
          <table:table-cell office:value-type="float" office:value="26">
            <text:p>26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table:number-columns-repeated="10"/>
          <table:table-cell office:value-type="float" office:value="21">
            <text:p>21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9">
            <text:p>29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table:number-columns-repeated="9"/>
          <table:table-cell office:value-type="float" office:value="11">
            <text:p>11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table:number-columns-repeated="9"/>
          <table:table-cell office:value-type="float" office:value="9">
            <text:p>9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">
            <text:p>17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number-columns-repeated="9"/>
          <table:table-cell office:value-type="float" office:value="9">
            <text:p>9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table:number-columns-repeated="9"/>
          <table:table-cell office:value-type="float" office:value="12">
            <text:p>12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7">
            <text:p>27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9">
            <text:p>29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9">
            <text:p>39</text:p>
          </table:table-cell>
          <table:table-cell table:number-columns-repeated="9"/>
          <table:table-cell office:value-type="float" office:value="19">
            <text:p>19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8">
            <text:p>48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2">
            <text:p>52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53">
            <text:p>53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5">
            <text:p>55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7">
            <text:p>57</text:p>
          </table:table-cell>
          <table:table-cell table:number-columns-repeated="9"/>
          <table:table-cell office:value-type="float" office:value="30">
            <text:p>30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0">
            <text:p>60</text:p>
          </table:table-cell>
          <table:table-cell table:number-columns-repeated="9"/>
          <table:table-cell office:value-type="float" office:value="33">
            <text:p>33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9">
            <text:p>59</text:p>
          </table:table-cell>
          <table:table-cell table:number-columns-repeated="9"/>
          <table:table-cell office:value-type="float" office:value="33">
            <text:p>33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34">
            <text:p>34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table:number-columns-repeated="9"/>
          <table:table-cell office:value-type="float" office:value="34">
            <text:p>34</text:p>
          </table:table-cell>
          <table:table-cell table:number-columns-repeated="5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5">
            <text:p>65</text:p>
          </table:table-cell>
          <table:table-cell table:number-columns-repeated="9"/>
          <table:table-cell office:value-type="float" office:value="34">
            <text:p>34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3">
            <text:p>63</text:p>
          </table:table-cell>
          <table:table-cell table:number-columns-repeated="9"/>
          <table:table-cell office:value-type="float" office:value="32">
            <text:p>32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2">
            <text:p>62</text:p>
          </table:table-cell>
          <table:table-cell table:number-columns-repeated="9"/>
          <table:table-cell office:value-type="float" office:value="32">
            <text:p>32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3">
            <text:p>53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2">
            <text:p>52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float" office:value="19">
            <text:p>19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float" office:value="19">
            <text:p>19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3">
            <text:p>43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6">
            <text:p>46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3">
            <text:p>43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3">
            <text:p>43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6">
            <text:p>46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3">
            <text:p>43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6">
            <text:p>36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9">
            <text:p>39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8">
            <text:p>38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9">
            <text:p>19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">
            <text:p>33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3">
            <text:p>33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">
            <text:p>22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6">
            <text:p>26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4">
            <text:p>34</text:p>
          </table:table-cell>
          <table:table-cell table:number-columns-repeated="9"/>
          <table:table-cell office:value-type="float" office:value="19">
            <text:p>19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4">
            <text:p>34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4">
            <text:p>34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float" office:value="19">
            <text:p>19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6">
            <text:p>46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6">
            <text:p>46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6">
            <text:p>36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4">
            <text:p>34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">
            <text:p>26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float" office:value="11">
            <text:p>11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table:number-columns-repeated="9"/>
          <table:table-cell office:value-type="float" office:value="13">
            <text:p>13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2">
            <text:p>32</text:p>
          </table:table-cell>
          <table:table-cell table:number-columns-repeated="9"/>
          <table:table-cell office:value-type="float" office:value="19">
            <text:p>19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8">
            <text:p>38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52">
            <text:p>52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6">
            <text:p>56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51">
            <text:p>51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55">
            <text:p>55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58">
            <text:p>58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1">
            <text:p>61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5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2">
            <text:p>62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5"/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61">
            <text:p>61</text:p>
          </table:table-cell>
          <table:table-cell table:number-columns-repeated="9"/>
          <table:table-cell office:value-type="float" office:value="30">
            <text:p>30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53">
            <text:p>53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51">
            <text:p>51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5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7">
            <text:p>47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9">
            <text:p>49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52">
            <text:p>52</text:p>
          </table:table-cell>
          <table:table-cell table:number-columns-repeated="9"/>
          <table:table-cell office:value-type="float" office:value="31">
            <text:p>31</text:p>
          </table:table-cell>
          <table:table-cell table:number-columns-repeated="5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6">
            <text:p>56</text:p>
          </table:table-cell>
          <table:table-cell table:number-columns-repeated="9"/>
          <table:table-cell office:value-type="float" office:value="34">
            <text:p>34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6">
            <text:p>46</text:p>
          </table:table-cell>
          <table:table-cell table:number-columns-repeated="9"/>
          <table:table-cell office:value-type="float" office:value="29">
            <text:p>29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2">
            <text:p>42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0">
            <text:p>40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8">
            <text:p>38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float" office:value="25">
            <text:p>25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3">
            <text:p>23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6">
            <text:p>26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9">
            <text:p>29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float" office:value="18">
            <text:p>18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8">
            <text:p>28</text:p>
          </table:table-cell>
          <table:table-cell table:number-columns-repeated="9"/>
          <table:table-cell office:value-type="float" office:value="16">
            <text:p>16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0">
            <text:p>20</text:p>
          </table:table-cell>
          <table:table-cell table:number-columns-repeated="9"/>
          <table:table-cell office:value-type="float" office:value="11">
            <text:p>11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">
            <text:p>17</text:p>
          </table:table-cell>
          <table:table-cell table:number-columns-repeated="9"/>
          <table:table-cell office:value-type="float" office:value="8">
            <text:p>8</text:p>
          </table:table-cell>
          <table:table-cell table:number-columns-repeated="6"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table:number-columns-repeated="9"/>
          <table:table-cell office:value-type="float" office:value="9">
            <text:p>9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7">
            <text:p>17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7">
            <text:p>17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8">
            <text:p>18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5"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1">
            <text:p>21</text:p>
          </table:table-cell>
          <table:table-cell table:number-columns-repeated="9"/>
          <table:table-cell office:value-type="float" office:value="14">
            <text:p>14</text:p>
          </table:table-cell>
          <table:table-cell table:number-columns-repeated="5"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8">
            <text:p>38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7">
            <text:p>37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38">
            <text:p>38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37">
            <text:p>37</text:p>
          </table:table-cell>
          <table:table-cell table:number-columns-repeated="5"/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38">
            <text:p>38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8">
            <text:p>68</text:p>
          </table:table-cell>
          <table:table-cell table:number-columns-repeated="9"/>
          <table:table-cell office:value-type="float" office:value="42">
            <text:p>42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2">
            <text:p>72</text:p>
          </table:table-cell>
          <table:table-cell table:number-columns-repeated="9"/>
          <table:table-cell office:value-type="float" office:value="44">
            <text:p>44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table:number-columns-repeated="9"/>
          <table:table-cell office:value-type="float" office:value="44">
            <text:p>44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3">
            <text:p>73</text:p>
          </table:table-cell>
          <table:table-cell table:number-columns-repeated="9"/>
          <table:table-cell office:value-type="float" office:value="43">
            <text:p>43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1">
            <text:p>71</text:p>
          </table:table-cell>
          <table:table-cell table:number-columns-repeated="9"/>
          <table:table-cell office:value-type="float" office:value="42">
            <text:p>42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1">
            <text:p>71</text:p>
          </table:table-cell>
          <table:table-cell table:number-columns-repeated="9"/>
          <table:table-cell office:value-type="float" office:value="40">
            <text:p>40</text:p>
          </table:table-cell>
          <table:table-cell table:number-columns-repeated="5"/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9">
            <text:p>79</text:p>
          </table:table-cell>
          <table:table-cell table:number-columns-repeated="9"/>
          <table:table-cell office:value-type="float" office:value="44">
            <text:p>44</text:p>
          </table:table-cell>
          <table:table-cell table:number-columns-repeated="5"/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4">
            <text:p>54</text:p>
          </table:table-cell>
          <table:table-cell table:number-columns-repeated="9"/>
          <table:table-cell office:value-type="float" office:value="31">
            <text:p>31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61">
            <text:p>61</text:p>
          </table:table-cell>
          <table:table-cell table:number-columns-repeated="9"/>
          <table:table-cell office:value-type="float" office:value="36">
            <text:p>36</text:p>
          </table:table-cell>
          <table:table-cell table:number-columns-repeated="5"/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3">
            <text:p>73</text:p>
          </table:table-cell>
          <table:table-cell table:number-columns-repeated="9"/>
          <table:table-cell office:value-type="float" office:value="45">
            <text:p>45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82">
            <text:p>82</text:p>
          </table:table-cell>
          <table:table-cell table:number-columns-repeated="9"/>
          <table:table-cell office:value-type="float" office:value="50">
            <text:p>50</text:p>
          </table:table-cell>
          <table:table-cell table:number-columns-repeated="5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84">
            <text:p>84</text:p>
          </table:table-cell>
          <table:table-cell table:number-columns-repeated="9"/>
          <table:table-cell office:value-type="float" office:value="52">
            <text:p>52</text:p>
          </table:table-cell>
          <table:table-cell table:number-columns-repeated="5"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table:number-columns-repeated="9"/>
          <table:table-cell office:value-type="float" office:value="52">
            <text:p>52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82">
            <text:p>82</text:p>
          </table:table-cell>
          <table:table-cell table:number-columns-repeated="9"/>
          <table:table-cell office:value-type="float" office:value="53">
            <text:p>53</text:p>
          </table:table-cell>
          <table:table-cell table:number-columns-repeated="5"/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81">
            <text:p>81</text:p>
          </table:table-cell>
          <table:table-cell table:number-columns-repeated="9"/>
          <table:table-cell office:value-type="float" office:value="53">
            <text:p>53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85">
            <text:p>85</text:p>
          </table:table-cell>
          <table:table-cell table:number-columns-repeated="9"/>
          <table:table-cell office:value-type="float" office:value="57">
            <text:p>57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85">
            <text:p>85</text:p>
          </table:table-cell>
          <table:table-cell table:number-columns-repeated="9"/>
          <table:table-cell office:value-type="float" office:value="57">
            <text:p>57</text:p>
          </table:table-cell>
          <table:table-cell table:number-columns-repeated="5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68">
            <text:p>68</text:p>
          </table:table-cell>
          <table:table-cell table:number-columns-repeated="9"/>
          <table:table-cell office:value-type="float" office:value="45">
            <text:p>45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57">
            <text:p>57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56">
            <text:p>56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46">
            <text:p>46</text:p>
          </table:table-cell>
          <table:table-cell table:number-columns-repeated="9"/>
          <table:table-cell office:value-type="float" office:value="32">
            <text:p>32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39">
            <text:p>39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8">
            <text:p>38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4">
            <text:p>34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3">
            <text:p>33</text:p>
          </table:table-cell>
          <table:table-cell table:number-columns-repeated="9"/>
          <table:table-cell office:value-type="float" office:value="21">
            <text:p>21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5">
            <text:p>35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float" office:value="20">
            <text:p>20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3">
            <text:p>33</text:p>
          </table:table-cell>
          <table:table-cell table:number-columns-repeated="9"/>
          <table:table-cell office:value-type="float" office:value="22">
            <text:p>22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3">
            <text:p>33</text:p>
          </table:table-cell>
          <table:table-cell table:number-columns-repeated="9"/>
          <table:table-cell office:value-type="float" office:value="23">
            <text:p>23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8">
            <text:p>38</text:p>
          </table:table-cell>
          <table:table-cell table:number-columns-repeated="9"/>
          <table:table-cell office:value-type="float" office:value="24">
            <text:p>24</text:p>
          </table:table-cell>
          <table:table-cell table:number-columns-repeated="5"/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1">
            <text:p>41</text:p>
          </table:table-cell>
          <table:table-cell table:number-columns-repeated="9"/>
          <table:table-cell office:value-type="float" office:value="26">
            <text:p>26</text:p>
          </table:table-cell>
          <table:table-cell table:number-columns-repeated="5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5">
            <text:p>45</text:p>
          </table:table-cell>
          <table:table-cell table:number-columns-repeated="9"/>
          <table:table-cell office:value-type="float" office:value="28">
            <text:p>28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3">
            <text:p>43</text:p>
          </table:table-cell>
          <table:table-cell table:number-columns-repeated="9"/>
          <table:table-cell office:value-type="float" office:value="27">
            <text:p>27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0">
            <text:p>50</text:p>
          </table:table-cell>
          <table:table-cell table:number-columns-repeated="9"/>
          <table:table-cell office:value-type="float" office:value="30">
            <text:p>30</text:p>
          </table:table-cell>
          <table:table-cell table:number-columns-repeated="5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62">
            <text:p>62</text:p>
          </table:table-cell>
          <table:table-cell table:number-columns-repeated="9"/>
          <table:table-cell office:value-type="float" office:value="39">
            <text:p>39</text:p>
          </table:table-cell>
          <table:table-cell table:number-columns-repeated="5"/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62">
            <text:p>62</text:p>
          </table:table-cell>
          <table:table-cell table:number-columns-repeated="9"/>
          <table:table-cell office:value-type="float" office:value="40">
            <text:p>40</text:p>
          </table:table-cell>
          <table:table-cell table:number-columns-repeated="5"/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66">
            <text:p>66</text:p>
          </table:table-cell>
          <table:table-cell table:number-columns-repeated="9"/>
          <table:table-cell office:value-type="float" office:value="40">
            <text:p>40</text:p>
          </table:table-cell>
          <table:table-cell table:number-columns-repeated="5"/>
          <table:table-cell office:value-type="float" office:value="26">
            <text:p>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6" meta:object-count="0"/>
    <meta:generator>LibreOffice/3.5$Linux_X86_64 LibreOffice_project/350m1$Build-2</meta:generator>
  </office:meta>
</office:document-meta>
</file>